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411cm"/>
    </style:style>
    <style:style style:name="co5" style:family="table-column">
      <style:table-column-properties fo:break-before="auto" style:column-width="2.12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2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wrap-option="wrap"/>
    </style:style>
    <style:style style:name="ce10" style:family="table-cell" style:parent-style-name="Default" style:data-style-name="N108">
      <style:table-cell-properties fo:background-color="transparent"/>
    </style:style>
    <style:style style:name="ce11" style:family="table-cell" style:parent-style-name="Default" style:data-style-name="N108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row table:style-name="ro1">
          <table:table-cell table:style-name="Default"/>
          <table:table-cell table:style-name="ce7" office:value-type="string" calcext:value-type="string">
            <text:p>close loop learning </text:p>
          </table:table-cell>
          <table:table-cell table:style-name="Default" office:value-type="string" calcext:value-type="string">
            <text:p>ver1 </text:p>
          </table:table-cell>
          <table:table-cell table:style-name="Default" office:value-type="string" calcext:value-type="string">
            <text:p>ver2</text:p>
          </table:table-cell>
          <table:table-cell table:style-name="ce7" office:value-type="string" calcext:value-type="string">
            <text:p>Suma bledu na ver</text:p>
          </table:table-cell>
          <table:table-cell table:style-name="ce7" office:value-type="string" calcext:value-type="string">
            <text:p>srednia bledu na ver</text:p>
          </table:table-cell>
          <table:table-cell office:value-type="string" calcext:value-type="string">
            <text:p>epo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282430552574784" calcext:value-type="float">
            <text:p>0,0028</text:p>
          </table:table-cell>
          <table:table-cell office:value-type="float" office:value="0.0398416521253091" calcext:value-type="float">
            <text:p>0,0398</text:p>
          </table:table-cell>
          <table:table-cell office:value-type="float" office:value="0.0380286315107462" calcext:value-type="float">
            <text:p>0,0380</text:p>
          </table:table-cell>
          <table:table-cell table:formula="of:=SUM([.C2:.D2])" office:value-type="float" office:value="0.0778702836360553" calcext:value-type="float">
            <text:p>0,0779</text:p>
          </table:table-cell>
          <table:table-cell table:formula="of:=[.E2]/2" office:value-type="float" office:value="0.0389351418180276" calcext:value-type="float">
            <text:p>0,0389</text:p>
          </table:table-cell>
          <table:table-cell office:value-type="float" office:value="244" calcext:value-type="float">
            <text:p>24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343991296032807" calcext:value-type="float">
            <text:p>0,0034</text:p>
          </table:table-cell>
          <table:table-cell office:value-type="float" office:value="0.0319360475136275" calcext:value-type="float">
            <text:p>0,0319</text:p>
          </table:table-cell>
          <table:table-cell office:value-type="float" office:value="0.0295338272509756" calcext:value-type="float">
            <text:p>0,0295</text:p>
          </table:table-cell>
          <table:table-cell table:formula="of:=SUM([.C3:.D3])" office:value-type="float" office:value="0.0614698747646031" calcext:value-type="float">
            <text:p>0,0615</text:p>
          </table:table-cell>
          <table:table-cell table:formula="of:=[.E3]/2" office:value-type="float" office:value="0.0307349373823015" calcext:value-type="float">
            <text:p>0,0307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413185495720827" calcext:value-type="float">
            <text:p>0,0041</text:p>
          </table:table-cell>
          <table:table-cell office:value-type="float" office:value="0.0458382221700051" calcext:value-type="float">
            <text:p>0,0458</text:p>
          </table:table-cell>
          <table:table-cell office:value-type="float" office:value="0.0393287203461915" calcext:value-type="float">
            <text:p>0,0393</text:p>
          </table:table-cell>
          <table:table-cell table:formula="of:=SUM([.C4:.D4])" office:value-type="float" office:value="0.0851669425161966" calcext:value-type="float">
            <text:p>0,0852</text:p>
          </table:table-cell>
          <table:table-cell table:formula="of:=[.E4]/2" office:value-type="float" office:value="0.0425834712580983" calcext:value-type="float">
            <text:p>0,0426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194963585352122" calcext:value-type="float">
            <text:p>0,0019</text:p>
          </table:table-cell>
          <table:table-cell office:value-type="float" office:value="0.0343340932441569" calcext:value-type="float">
            <text:p>0,0343</text:p>
          </table:table-cell>
          <table:table-cell office:value-type="float" office:value="0.0396678478647047" calcext:value-type="float">
            <text:p>0,0397</text:p>
          </table:table-cell>
          <table:table-cell table:formula="of:=SUM([.C5:.D5])" office:value-type="float" office:value="0.0740019411088617" calcext:value-type="float">
            <text:p>0,0740</text:p>
          </table:table-cell>
          <table:table-cell table:formula="of:=[.E5]/2" office:value-type="float" office:value="0.0370009705544308" calcext:value-type="float">
            <text:p>0,0370</text:p>
          </table:table-cell>
          <table:table-cell office:value-type="float" office:value="384" calcext:value-type="float">
            <text:p>38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231053725857204" calcext:value-type="float">
            <text:p>0,0023</text:p>
          </table:table-cell>
          <table:table-cell office:value-type="float" office:value="0.0262174923444759" calcext:value-type="float">
            <text:p>0,0262</text:p>
          </table:table-cell>
          <table:table-cell office:value-type="float" office:value="0.0428377163600469" calcext:value-type="float">
            <text:p>0,0428</text:p>
          </table:table-cell>
          <table:table-cell table:formula="of:=SUM([.C6:.D6])" office:value-type="float" office:value="0.0690552087045228" calcext:value-type="float">
            <text:p>0,0691</text:p>
          </table:table-cell>
          <table:table-cell table:formula="of:=[.E6]/2" office:value-type="float" office:value="0.0345276043522614" calcext:value-type="float">
            <text:p>0,0345</text:p>
          </table:table-cell>
          <table:table-cell office:value-type="float" office:value="389" calcext:value-type="float">
            <text:p>38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706668183127761" calcext:value-type="float">
            <text:p>0,0071</text:p>
          </table:table-cell>
          <table:table-cell office:value-type="float" office:value="0.0514072343547046" calcext:value-type="float">
            <text:p>0,0514</text:p>
          </table:table-cell>
          <table:table-cell office:value-type="float" office:value="0.0446782174549932" calcext:value-type="float">
            <text:p>0,0447</text:p>
          </table:table-cell>
          <table:table-cell table:formula="of:=SUM([.C7:.D7])" office:value-type="float" office:value="0.0960854518096978" calcext:value-type="float">
            <text:p>0,0961</text:p>
          </table:table-cell>
          <table:table-cell table:formula="of:=[.E7]/2" office:value-type="float" office:value="0.0480427259048489" calcext:value-type="float">
            <text:p>0,0480</text:p>
          </table:table-cell>
          <table:table-cell office:value-type="float" office:value="208" calcext:value-type="float">
            <text:p>20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26709114534204" calcext:value-type="float">
            <text:p>0,0027</text:p>
          </table:table-cell>
          <table:table-cell office:value-type="float" office:value="0.0173925332728959" calcext:value-type="float">
            <text:p>0,0174</text:p>
          </table:table-cell>
          <table:table-cell office:value-type="float" office:value="0.0270474637855541" calcext:value-type="float">
            <text:p>0,0270</text:p>
          </table:table-cell>
          <table:table-cell table:formula="of:=SUM([.C8:.D8])" office:value-type="float" office:value="0.04443999705845" calcext:value-type="float">
            <text:p>0,0444</text:p>
          </table:table-cell>
          <table:table-cell table:formula="of:=[.E8]/2" office:value-type="float" office:value="0.022219998529225" calcext:value-type="float">
            <text:p>0,0222</text:p>
          </table:table-cell>
          <table:table-cell office:value-type="float" office:value="264" calcext:value-type="float">
            <text:p>26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199952178710067" calcext:value-type="float">
            <text:p>0,2000</text:p>
          </table:table-cell>
          <table:table-cell office:value-type="float" office:value="0.313218453485794" calcext:value-type="float">
            <text:p>0,3132</text:p>
          </table:table-cell>
          <table:table-cell office:value-type="float" office:value="0.137130552873103" calcext:value-type="float">
            <text:p>0,1371</text:p>
          </table:table-cell>
          <table:table-cell table:formula="of:=SUM([.C9:.D9])" office:value-type="float" office:value="0.450349006358896" calcext:value-type="float">
            <text:p>0,4503</text:p>
          </table:table-cell>
          <table:table-cell table:formula="of:=[.E9]/2" office:value-type="float" office:value="0.225174503179448" calcext:value-type="float">
            <text:p>0,2252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1" office:value-type="float" office:value="0.00118333383621447" calcext:value-type="float">
            <text:p>0,0012</text:p>
          </table:table-cell>
          <table:table-cell table:style-name="ce11" office:value-type="float" office:value="0.0286514081693836" calcext:value-type="float">
            <text:p>0,0287</text:p>
          </table:table-cell>
          <table:table-cell table:style-name="ce11" office:value-type="float" office:value="0.0403491123986382" calcext:value-type="float">
            <text:p>0,0403</text:p>
          </table:table-cell>
          <table:table-cell table:style-name="ce11" table:formula="of:=SUM([.C10:.D10])" office:value-type="float" office:value="0.0690005205680218" calcext:value-type="float">
            <text:p>0,0690</text:p>
          </table:table-cell>
          <table:table-cell table:style-name="ce11" table:formula="of:=[.E10]/2" office:value-type="float" office:value="0.0345002602840109" calcext:value-type="float">
            <text:p>0,0345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358301232985463" calcext:value-type="float">
            <text:p>0,0036</text:p>
          </table:table-cell>
          <table:table-cell office:value-type="float" office:value="0.0423621068363494" calcext:value-type="float">
            <text:p>0,0424</text:p>
          </table:table-cell>
          <table:table-cell office:value-type="float" office:value="0.035006428529898" calcext:value-type="float">
            <text:p>0,0350</text:p>
          </table:table-cell>
          <table:table-cell table:formula="of:=SUM([.C11:.D11])" office:value-type="float" office:value="0.0773685353662474" calcext:value-type="float">
            <text:p>0,0774</text:p>
          </table:table-cell>
          <table:table-cell table:formula="of:=[.E11]/2" office:value-type="float" office:value="0.0386842676831237" calcext:value-type="float">
            <text:p>0,0387</text:p>
          </table:table-cell>
          <table:table-cell office:value-type="float" office:value="387" calcext:value-type="float">
            <text:p>3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" number:title="Użytkownika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5">00.00.0000</text:date>, <text:time style:data-style-name="N2" text:time-value="14:36:58.76797944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09:52:20.943614450</meta:creation-date>
    <dc:date>2023-02-05T14:38:57.388546054</dc:date>
    <meta:editing-duration>PT32M38S</meta:editing-duration>
    <meta:editing-cycles>17</meta:editing-cycles>
    <meta:generator>LibreOffice/6.4.7.2$Linux_X86_64 LibreOffice_project/40$Build-2</meta:generator>
    <meta:document-statistic meta:table-count="1" meta:cell-count="76" meta:object-count="0"/>
  </office:meta>
</office:document-meta>
</file>